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</text:p>
          </table:table-cell>
          <table:table-cell table:number-columns-repeated="1020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there's something over there...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... the bandit gang...?!</text:p>
          </table:table-cell>
          <table:table-cell table:number-columns-repeated="1020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! W-Watch out...!</text:p>
          </table:table-cell>
          <table:table-cell table:number-columns-repeated="1020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, relief at last～!</text:p>
          </table:table-cell>
          <table:table-cell table:number-columns-repeated="1020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... eh?</text:p>
          </table:table-cell>
          <table:table-cell table:number-columns-repeated="1020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You made me jump!!</text:p>
          </table:table-cell>
          <table:table-cell table:number-columns-repeated="1020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</text:p>
          </table:table-cell>
          <table:table-cell table:number-columns-repeated="1020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20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20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I guess it was worth dropping it after all～!</text:p>
          </table:table-cell>
          <table:table-cell table:number-columns-repeated="1020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20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how did you
get out here? Please explain.</text:p>
          </table:table-cell>
          <table:table-cell table:number-columns-repeated="1020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20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20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Just like that, they took me to a prison and
locked me up...</text:p>
          </table:table-cell>
          <table:table-cell table:number-columns-repeated="1020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
of there!</text:p>
          </table:table-cell>
          <table:table-cell table:number-columns-repeated="1020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I was attacked by a few of the bandits on the
way out, though!</text:p>
          </table:table-cell>
          <table:table-cell table:number-columns-repeated="1020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h～!</text:p>
          </table:table-cell>
          <table:table-cell table:number-columns-repeated="1020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</text:p>
          </table:table-cell>
          <table:table-cell table:number-columns-repeated="1020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20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</text:p>
          </table:table-cell>
          <table:table-cell table:number-columns-repeated="1020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20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</text:p>
          </table:table-cell>
          <table:table-cell table:number-columns-repeated="1020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
on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20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20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so.</text:p>
          </table:table-cell>
          <table:table-cell table:number-columns-repeated="1020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20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20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 it works.</text:p>
          </table:table-cell>
          <table:table-cell table:number-columns-repeated="1020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20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reasonable explanation.</text:p>
          </table:table-cell>
          <table:table-cell table:number-columns-repeated="1020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20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nd that's the whole story.</text:p>
          </table:table-cell>
          <table:table-cell table:number-columns-repeated="1020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h～! I get it now～!</text:p>
          </table:table-cell>
          <table:table-cell table:number-columns-repeated="1020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20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, what now? Find this Duchess of Hellfire
person and beat her up?</text:p>
          </table:table-cell>
          <table:table-cell table:number-columns-repeated="1020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Let's not get ahead of ourselves.</text:p>
          </table:table-cell>
          <table:table-cell table:number-columns-repeated="1020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something I need to know, first.</text:p>
          </table:table-cell>
          <table:table-cell table:number-columns-repeated="1020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20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</text:p>
          </table:table-cell>
          <table:table-cell table:number-columns-repeated="1020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hat pretty blonde girl?</text:p>
          </table:table-cell>
          <table:table-cell table:number-columns-repeated="1020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20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20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20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20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20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20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20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20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
with more hostages.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20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</text:p>
          </table:table-cell>
          <table:table-cell table:number-columns-repeated="1020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-san together!</text:p>
          </table:table-cell>
          <table:table-cell table:number-columns-repeated="1020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——!!</text:p>
          </table:table-cell>
          <table:table-cell table:number-columns-repeated="1020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20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</text:p>
          </table:table-cell>
          <table:table-cell table:number-columns-repeated="1020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</text:p>
          </table:table-cell>
          <table:table-cell table:number-columns-repeated="1020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</text:p>
          </table:table-cell>
          <table:table-cell table:number-columns-repeated="1020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</text:p>
          </table:table-cell>
          <table:table-cell table:number-columns-repeated="1020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</text:p>
          </table:table-cell>
          <table:table-cell table:number-columns-repeated="1020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20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it...? Holding what?</text:p>
          </table:table-cell>
          <table:table-cell table:number-columns-repeated="1020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h-hey, do you hear that...?</text:p>
          </table:table-cell>
          <table:table-cell table:number-columns-repeated="1020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20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